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05d" officeooo:paragraph-rsid="001110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ch one of us gets 2.5 minutes to explain &amp; show off their part. That is around three four sentence paragraphs. </text:p>
      <text:p text:style-name="P1"/>
      <text:p text:style-name="P1">Or 4 / 6 bullet points that you talk around. </text:p>
      <text:p text:style-name="P1"/>
      <text:p text:style-name="P1">Order and what you are supposed to cover: </text:p>
      <text:p text:style-name="P1"/>
      <text:p text:style-name="P1">1. Stephan: Grab audiences attention, explain Dungeons and Dragons.</text:p>
      <text:p text:style-name="P1"/>
      <text:p text:style-name="P1">2. Jay: Explain need, and relate topic to audience?</text:p>
      <text:p text:style-name="P1"/>
      <text:p text:style-name="P1">3. Matt: Talk about the backend &amp; the objects that we chose to persist.</text:p>
      <text:p text:style-name="P1"/>
      <text:p text:style-name="P1">4. Joseph: Share download link, cover basic tab(s) (probably only npc), searching, statblocks, and interactions.</text:p>
      <text:p text:style-name="P1"/>
      <text:p text:style-name="P1">5. Ryan: Relational lists on tabs, and the templating system.</text:p>
      <text:p text:style-name="P1"/>
      <text:p text:style-name="P1">6. James: GUI Hotkeys and feel of the application (CSS?)</text:p>
      <text:p text:style-name="P1"/>
      <text:p text:style-name="P1">7. Diwakar: show players window and then show players functionality on webservice.</text:p>
      <text:p text:style-name="P1"/>
      <text:p text:style-name="P1">8. WS 1.5 exploring functionalit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33:58.377236476</meta:creation-date>
    <dc:date>2017-05-01T15:49:28.841333133</dc:date>
    <meta:editing-duration>PT20S</meta:editing-duration>
    <meta:editing-cycles>1</meta:editing-cycles>
    <meta:document-statistic meta:table-count="0" meta:image-count="0" meta:object-count="0" meta:page-count="1" meta:paragraph-count="11" meta:word-count="123" meta:character-count="735" meta:non-whitespace-character-count="619"/>
    <meta:generator>LibreOffice/4.3.3.2$Linux_X86_64 LibreOffice_project/430m0$Build-2</meta:generator>
  </office:meta>
</office:document-meta>
</file>